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3850b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3a3e8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2f172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800080" fo:font-size="12pt" style:text-underline-style="none" fo:font-weight="bold" officeooo:rsid="003a3e8e" officeooo:paragraph-rsid="003a3e8e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a933" fo:font-size="12pt" style:text-underline-style="none" fo:font-weight="bold" officeooo:rsid="002f1729" officeooo:paragraph-rsid="00393646" style:font-size-asian="10.5pt" style:font-weight-asian="bold" style:font-size-complex="12pt" style:font-weight-complex="bold"/>
    </style:style>
    <style:style style:name="P10" style:family="paragraph" style:parent-style-name="Standard">
      <style:text-properties officeooo:paragraph-rsid="00393646"/>
    </style:style>
    <style:style style:name="P11" style:family="paragraph" style:parent-style-name="Standard">
      <style:text-properties fo:color="#ffbf00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808080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13" style:family="paragraph" style:parent-style-name="Standard" style:list-style-name="L19">
      <style:text-properties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officeooo:rsid="005d083d" officeooo:paragraph-rsid="005d083d" style:font-size-asian="12pt" style:font-weight-asian="normal" style:font-size-complex="12pt" style:font-weight-complex="normal"/>
    </style:style>
    <style:style style:name="P17" style:family="paragraph" style:parent-style-name="Standard" style:list-style-name="L19">
      <style:text-properties fo:color="#ff8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ff8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9" style:family="paragraph" style:parent-style-name="Standard" style:list-style-name="L20">
      <style:text-properties fo:color="#000000" fo:font-style="normal" officeooo:rsid="0061cb8f" officeooo:paragraph-rsid="006217ab" style:font-style-asian="normal" style:font-style-complex="normal"/>
    </style:style>
    <style:style style:name="P20" style:family="paragraph" style:parent-style-name="Standard">
      <style:text-properties fo:color="#000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1" style:family="paragraph" style:parent-style-name="Standard" style:list-style-name="L19">
      <style:text-properties fo:color="#000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style:text-underline-style="none" fo:font-weight="normal" officeooo:rsid="005dd927" officeooo:paragraph-rsid="005dd92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4pt" style:text-underline-style="none" fo:font-weight="bold" officeooo:rsid="001a7dd6" officeooo:paragraph-rsid="005d083d" style:font-size-asian="14pt" style:font-weight-asian="bold" style:font-size-complex="14pt" style:font-weight-complex="bold"/>
    </style:style>
    <style:style style:name="P24" style:family="paragraph" style:parent-style-name="Standard" style:list-style-name="L19">
      <style:text-properties fo:color="#800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808080" fo:font-size="12pt" style:text-underline-style="none" fo:font-weight="normal" officeooo:rsid="005dd927" officeooo:paragraph-rsid="005dd927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808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7" style:family="paragraph" style:parent-style-name="Standard" style:list-style-name="L20">
      <style:text-properties fo:color="#808080" fo:font-style="normal" officeooo:rsid="0061cb8f" officeooo:paragraph-rsid="0061cb8f" style:font-style-asian="normal" style:font-style-complex="normal"/>
    </style:style>
    <style:style style:name="P28" style:family="paragraph" style:parent-style-name="Standard" style:list-style-name="L20">
      <style:text-properties fo:color="#808080" fo:font-style="normal" officeooo:rsid="0061cb8f" officeooo:paragraph-rsid="006217ab" style:font-style-asian="normal" style:font-style-complex="normal"/>
    </style:style>
    <style:style style:name="P29" style:family="paragraph" style:parent-style-name="Standard">
      <style:text-properties fo:color="#808080" fo:font-style="normal" officeooo:rsid="0061cb8f" officeooo:paragraph-rsid="0061cb8f" style:font-style-asian="normal" style:font-style-complex="normal"/>
    </style:style>
    <style:style style:name="P30" style:family="paragraph" style:parent-style-name="Standard" style:list-style-name="L20">
      <style:text-properties fo:color="#808080" fo:font-style="normal" officeooo:rsid="00639666" officeooo:paragraph-rsid="00639666" style:font-style-asian="normal" style:font-style-complex="normal"/>
    </style:style>
    <style:style style:name="P31" style:family="paragraph" style:parent-style-name="Standard">
      <style:text-properties fo:color="#808080" officeooo:rsid="005f58bb" officeooo:paragraph-rsid="005f58bb"/>
    </style:style>
    <style:style style:name="P32" style:family="paragraph" style:parent-style-name="Standard">
      <style:text-properties fo:font-size="14pt" fo:font-weight="bold" officeooo:rsid="001a7dd6" officeooo:paragraph-rsid="002f1729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paragraph-rsid="005d083d"/>
    </style:style>
    <style:style style:name="P34" style:family="paragraph" style:parent-style-name="Standard">
      <style:text-properties style:use-window-font-color="true" fo:font-size="12pt" style:text-underline-style="none" fo:font-weight="normal" officeooo:rsid="005dd927" officeooo:paragraph-rsid="005dd927" style:font-size-asian="12pt" style:font-weight-asian="normal" style:font-size-complex="12pt" style:font-weight-complex="normal"/>
    </style:style>
    <style:style style:name="P35" style:family="paragraph" style:parent-style-name="Standard" style:list-style-name="L20">
      <style:text-properties officeooo:paragraph-rsid="005dd927"/>
    </style:style>
    <style:style style:name="P36" style:family="paragraph" style:parent-style-name="Standard" style:list-style-name="L20">
      <style:text-properties officeooo:paragraph-rsid="0061cb8f"/>
    </style:style>
    <style:style style:name="P37" style:family="paragraph" style:parent-style-name="Standard" style:list-style-name="L20">
      <style:text-properties officeooo:rsid="005dd927" officeooo:paragraph-rsid="005dd927"/>
    </style:style>
    <style:style style:name="P38" style:family="paragraph" style:parent-style-name="Standard" style:list-style-name="L20">
      <style:text-properties officeooo:rsid="005f58bb" officeooo:paragraph-rsid="005f58bb"/>
    </style:style>
    <style:style style:name="P39" style:family="paragraph" style:parent-style-name="Standard">
      <style:text-properties officeooo:rsid="005f58bb" officeooo:paragraph-rsid="005f58bb"/>
    </style:style>
    <style:style style:name="P40" style:family="paragraph" style:parent-style-name="Standard" style:list-style-name="L20">
      <style:text-properties fo:font-style="normal" officeooo:rsid="005f58bb" officeooo:paragraph-rsid="005f58bb" style:font-style-asian="normal" style:font-style-complex="normal"/>
    </style:style>
    <style:style style:name="P41" style:family="paragraph" style:parent-style-name="Standard" style:list-style-name="L20">
      <style:text-properties fo:font-style="normal" officeooo:rsid="006059de" officeooo:paragraph-rsid="006059de" style:font-style-asian="normal" style:font-style-complex="normal"/>
    </style:style>
    <style:style style:name="P42" style:family="paragraph" style:parent-style-name="Standard" style:list-style-name="L20">
      <style:text-properties fo:font-style="normal" officeooo:rsid="0061cb8f" officeooo:paragraph-rsid="0061cb8f" style:font-style-asian="normal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fo:font-size="12pt" style:text-underline-style="none" fo:font-weight="normal" officeooo:rsid="005d083d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5dd927" style:font-size-asian="10.5pt" style:font-weight-asian="normal" style:font-size-complex="12pt" style:font-weight-complex="normal"/>
    </style:style>
    <style:style style:name="T4" style:family="text">
      <style:text-properties fo:color="#800080"/>
    </style:style>
    <style:style style:name="T5" style:family="text">
      <style:text-properties fo:color="#00a933" fo:font-size="12pt" style:text-underline-style="none" officeooo:rsid="002f1729" style:font-size-asian="10.5pt" style:font-size-complex="12pt"/>
    </style:style>
    <style:style style:name="T6" style:family="text">
      <style:text-properties fo:color="#00a933" fo:font-size="12pt" style:text-underline-style="none" fo:font-weight="bold" officeooo:rsid="002f1729" style:font-size-asian="10.5pt" style:font-weight-asian="bold" style:font-size-complex="12pt" style:font-weight-complex="bold"/>
    </style:style>
    <style:style style:name="T7" style:family="text">
      <style:text-properties fo:color="#00a933" fo:font-size="12pt" style:text-underline-style="none" fo:font-weight="bold" officeooo:rsid="00393646" style:font-size-asian="10.5pt" style:font-weight-asian="bold" style:font-size-complex="12pt" style:font-weight-complex="bold"/>
    </style:style>
    <style:style style:name="T8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style:text-underline-style="none" fo:font-weight="normal" officeooo:rsid="005dd927" style:font-size-asian="12pt" style:font-weight-asian="normal" style:font-size-complex="12pt" style:font-weight-complex="normal"/>
    </style:style>
    <style:style style:name="T10" style:family="text">
      <style:text-properties style:use-window-font-color="true" fo:font-size="12pt" style:text-underline-style="none" fo:font-weight="normal" officeooo:rsid="005f58bb" style:font-size-asian="12pt" style:font-weight-asian="normal" style:font-size-complex="12pt" style:font-weight-complex="normal"/>
    </style:style>
    <style:style style:name="T11" style:family="text">
      <style:text-properties style:use-window-font-color="true" fo:font-size="12pt" style:text-underline-style="none" fo:font-weight="normal" officeooo:rsid="006059de" style:font-size-asian="12pt" style:font-weight-asian="normal" style:font-size-complex="12pt" style:font-weight-complex="normal"/>
    </style:style>
    <style:style style:name="T12" style:family="text"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use-window-font-color="true" fo:font-size="12pt" fo:font-style="italic" style:text-underline-style="none" fo:font-weight="normal" officeooo:rsid="005dd927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use-window-font-color="true" fo:font-size="12pt" fo:font-style="italic" style:text-underline-style="none" fo:font-weight="normal" officeooo:rsid="006059de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fo:font-size="12pt" fo:font-style="normal" style:text-underline-style="none" fo:font-weight="normal" officeooo:rsid="005dd92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fo:font-size="12pt" fo:font-style="normal" style:text-underline-style="none" fo:font-weight="normal" officeooo:rsid="005f58b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808080"/>
    </style:style>
    <style:style style:name="T19" style:family="text">
      <style:text-properties fo:color="#808080" fo:font-style="normal" officeooo:rsid="0061cb8f" style:font-style-asian="normal" style:font-style-complex="normal"/>
    </style:style>
    <style:style style:name="T2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officeooo:rsid="006217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__________________________________________________________________________</text:p>
      <text:p text:style-name="P9"/>
      <text:p text:style-name="P10"><text:span text:style-name="T6">S</text:span><text:span text:style-name="T7">tatus of code / additional notes</text:span></text:p>
      <text:p text:style-name="P11">Points / descriptions to check</text:p>
      <text:p text:style-name="P8">Priority to check</text:p>
      <text:p text:style-name="P7">Choice (to re-visit later or after writing code in full)</text:p>
      <text:p text:style-name="P1">Checks</text:p>
      <text:p text:style-name="P12">Code snippets</text:p>
      <text:p text:style-name="P12"/>
      <text:p text:style-name="P3">____________________________________________________________________________</text:p>
      <text:p text:style-name="P5"/>
      <text:p text:style-name="P32"><text:span text:style-name="T5"/></text:p>
      <text:p text:style-name="P2">START OF PROGRAM:</text:p>
      <text:p text:style-name="P6"/>
      <text:p text:style-name="P6">Imports:</text:p>
      <text:list xml:id="list2345067178" text:style-name="L2">
        <text:list-item>
          <text:p text:style-name="P15">numpy</text:p>
        </text:list-item>
        <text:list-item>
          <text:p text:style-name="P16">os</text:p>
        </text:list-item>
        <text:list-item>
          <text:p text:style-name="P16">from preliminaries, SLN, CC3</text:p>
        </text:list-item>
      </text:list>
      <text:p text:style-name="P14"><text:span text:style-name="T1"/></text:p>
      <text:p text:style-name="P14"><text:span text:style-name="T1">Set values and load data:</text:span></text:p>
      <text:list xml:id="list3239213115" text:style-name="L19">
        <text:list-header>
          <text:p text:style-name="P13"><text:span text:style-name="T1"/></text:p>
        </text:list-header>
        <text:list-item>
          <text:p text:style-name="P13"><text:span text:style-name="T1">Set astrophysical parameter values, to match the values from 2201.01265</text:span></text:p>
          <text:list>
            <text:list-item>
              <text:p text:style-name="P17">local_DM_GeV = 0.47685 <text:s text:c="13"/># DM local density in GeV/cm^3</text:p>
            </text:list-item>
            <text:list-item>
              <text:p text:style-name="P17">r_0 = 8.5 <text:s text:c="26"/># distance Sun-GC in kpc</text:p>
            </text:list-item>
            <text:list-item>
              <text:p text:style-name="P17">rho_c_halo = 8.5e-25 <text:tab/> <text:s text:c="11"/># characteristic halo density in g/cm^3</text:p>
            </text:list-item>
            <text:list-item>
              <text:p text:style-name="P17">r_c_halo = 17<text:tab/><text:tab/><text:tab/><text:tab/><text:tab/><text:tab/># characteristic halo radius in kpc</text:p>
            </text:list-item>
            <text:list-item>
              <text:p text:style-name="P17">gamma_halo = 1<text:tab/><text:tab/><text:tab/><text:tab/><text:tab/><text:tab/># density profile inner slope</text:p>
            </text:list-item>
          </text:list>
        </text:list-item>
      </text:list>
      <text:p text:style-name="P18"/>
      <text:p text:style-name="P20">Quantities relevant for mass functions:</text:p>
      <text:p text:style-name="P18"/>
      <text:list xml:id="list155257019999880" text:continue-numbering="true" text:style-name="L19">
        <text:list-item>
          <text:p text:style-name="P21">Booleans control which mass function to use</text:p>
        </text:list-item>
        <text:list-item>
          <text:p text:style-name="P21">Load mass function parameters</text:p>
        </text:list-item>
        <text:list-item>
          <text:p text:style-name="P21">Load minimum and maximum scaled masses for which the MF is above a cutoff (calculated in preliminaries.py)</text:p>
        </text:list-item>
        <text:list-item>
          <text:p text:style-name="P21">Choose minimum and maximum central masses (M_c for the (skew)-lognormal, M_p for the CC3), and create array of <text:span text:style-name="T4">100</text:span> central masses</text:p>
        </text:list-item>
      </text:list>
      <text:p text:style-name="P20"/>
      <text:p text:style-name="P20">Quantities relevant for running Isatis</text:p>
      <text:p text:style-name="P20"/>
      <text:list xml:id="list155258296369171" text:continue-numbering="true" text:style-name="L19">
        <text:list-item>
          <text:p text:style-name="P21">Set path to BlackHawk and Isatis</text:p>
        </text:list-item>
        <text:list-item>
          <text:p text:style-name="P21">Load default Isatis parameters file</text:p>
        </text:list-item>
        <text:list-item>
          <text:p text:style-name="P21">Load default BlackHawk parameters filename</text:p>
        </text:list-item>
        <text:list-item>
          <text:p text:style-name="P21">Set number of BHs to include</text:p>
          <text:list>
            <text:list-item>
              <text:p text:style-name="P24">BH_number = 10000</text:p>
            </text:list-item>
          </text:list>
        </text:list-item>
        <text:list-item>
          <text:p text:style-name="P21">Choose energy range to include in BlackHawk spectrum calculations</text:p>
          <text:list>
            <text:list-item>
              <text:p text:style-name="P24">E_min = 1e-5<text:span text:style-name="T1"> (lower range constrained by the Galactic Centre photon flux measured by INTEGRAL, COMPTEL, EGRET and Fermi-LAT (see e.g. Fig. 2 of 2201.01265))</text:span></text:p>
            </text:list-item>
            <text:list-item>
              <text:p text:style-name="P24">E_max = 5 <text:s text:c="3"/><text:span text:style-name="T1">(maximum energy available in Hazma tables)</text:span></text:p>
            </text:list-item>
            <text:list-item>
              <text:p text:style-name="P24">E_number = 1000</text:p>
            </text:list-item>
          </text:list>
        </text:list-item>
        <text:list-item>
          <text:p text:style-name="P21">Set initial line of the BH spectrum file (relevant for SLN and CC3 MFs)</text:p>
          <text:list>
            <text:list-item>
              <text:p text:style-name="P24">spec_file_initial_line = "mass/spin \t 0.00000e+00"</text:p>
            </text:list-item>
          </text:list>
        </text:list-item>
      </text:list>
      <text:p text:style-name="P20"/>
      <text:p text:style-name="P22">Input for when running BlackHawk</text:p>
      <text:p text:style-name="P25"># Write your input when running BlackHawk to a file</text:p>
      <text:p text:style-name="P25">with open(BlackHawk_path + "input.txt", "w") as f:</text:p>
      <text:p text:style-name="P25"><text:s text:c="4"/>f.write("y\ny")</text:p>
      <text:p text:style-name="P33"><text:soft-page-break/><text:span text:style-name="T2"># Update </text:span><text:span text:style-name="T3">astrophysical parameter values used </text:span><text:span text:style-name="T2">in Isatis</text:span></text:p>
      <text:p text:style-name="P26">parameters_Isatis[2][1] = "0\t\t\t\t\t\t\t\t\t\t" <text:s text:c="7"/></text:p>
      <text:p text:style-name="P26">parameters_Isatis[3][1] = "{:.2f}\t\t\t\t\t\t\t\t\t\t".format(local_DM_GeV) <text:s text:c="4"/></text:p>
      <text:p text:style-name="P26">parameters_Isatis[5][1] = "{:.2f}\t\t\t\t\t\t\t\t\t\t".format(r_0) <text:s text:c="4"/></text:p>
      <text:p text:style-name="P26">parameters_Isatis[7][1] = "{:.2e}\t\t\t\t\t\t\t\t\t\t".format(rho_c_halo) <text:s text:c="4"/></text:p>
      <text:p text:style-name="P26">parameters_Isatis[8][1] = "{:.1f}\t\t\t\t\t\t\t\t\t\t".format(r_c_halo) <text:s text:c="4"/></text:p>
      <text:p text:style-name="P26">parameters_Isatis[9][1] = "{:.2f}\t\t\t\t\t\t\t\t\t\t".format(gamma_halo) <text:s text:c="4"/></text:p>
      <text:p text:style-name="P26">parameters_Isatis[14][1] = "1\t\t\t\t\t\t\t\t\t\t" <text:s text:c="2"/></text:p>
      <text:p text:style-name="P26"/>
      <text:p text:style-name="P23">____________________________________________________________________________</text:p>
      <text:p text:style-name="P23"/>
      <text:p text:style-name="P34">Cycle through values of Delta</text:p>
      <text:p text:style-name="P34"/>
      <text:list xml:id="list3520016079" text:style-name="L20">
        <text:list-item>
          <text:p text:style-name="P35"><text:span text:style-name="T9">Set a string describing constraint, including the mass function used and the value of Delta (“</text:span><text:span text:style-name="T13">append</text:span><text:span text:style-name="T9">”)</text:span></text:p>
          <text:list>
            <text:list-header>
              <text:p text:style-name="P37"><text:span text:style-name="T8"/></text:p>
            </text:list-header>
          </text:list>
        </text:list-item>
        <text:list-item>
          <text:p text:style-name="P37"><text:span text:style-name="T8">Save Isatis parameters file</text:span></text:p>
          <text:list>
            <text:list-item>
              <text:p text:style-name="P35"><text:span text:style-name="T9">Set the first line of the Isatis parameters file (name of the output file) to </text:span><text:span text:style-name="T13">append</text:span></text:p>
            </text:list-item>
            <text:list-item>
              <text:p text:style-name="P35"><text:span text:style-name="T9">Save parameters file, with the name including </text:span><text:span text:style-name="T13">append</text:span></text:p>
              <text:p text:style-name="P37"><text:span text:style-name="T8"/></text:p>
            </text:list-item>
          </text:list>
        </text:list-item>
        <text:list-item>
          <text:p text:style-name="P37"><text:span text:style-name="T8">Cycle through central values M_c (and corresponding index j)</text:span></text:p>
          <text:p text:style-name="P37"><text:span text:style-name="T8"/></text:p>
          <text:list>
            <text:list-item>
              <text:p text:style-name="P37"><text:span text:style-name="T8">If SLN or CC3, create mass spectrum file</text:span></text:p>
              <text:p text:style-name="P37"><text:span text:style-name="T8"/></text:p>
              <text:list>
                <text:list-item>
                  <text:p text:style-name="P35"><text:span text:style-name="T10">C</text:span><text:span text:style-name="T9">reate empty array for the mass spectrum</text:span></text:p>
                </text:list-item>
                <text:list-item>
                  <text:p text:style-name="P37"><text:span text:style-name="T8">Append the initial line to each mass spectrum file</text:span></text:p>
                </text:list-item>
                <text:list-item>
                  <text:p text:style-name="P35"><text:span text:style-name="T9">Set the filename to the mass spectrum file to </text:span><text:span text:style-name="T13">append </text:span><text:span text:style-name="T16">plus the index j (plus the appropriate file path)</text:span></text:p>
                </text:list-item>
                <text:list-item>
                  <text:p text:style-name="P37"><text:span text:style-name="T15">Cycle through PBH mass values</text:span></text:p>
                  <text:list>
                    <text:list-item>
                      <text:p text:style-name="P37"><text:span text:style-name="T15">Calculate mass function at each PBH mass</text:span></text:p>
                    </text:list-item>
                    <text:list-item>
                      <text:p text:style-name="P37"><text:span text:style-name="T15">Append </text:span><text:span text:style-name="T17">PBH mass and MF value to file</text:span></text:p>
                    </text:list-item>
                  </text:list>
                </text:list-item>
                <text:list-item>
                  <text:p text:style-name="P38"><text:span text:style-name="T15">Save file </text:span></text:p>
                </text:list-item>
              </text:list>
            </text:list-item>
          </text:list>
        </text:list-item>
      </text:list>
      <text:p text:style-name="P39"><text:span text:style-name="T15"/></text:p>
      <text:list xml:id="list155257685305843" text:continue-numbering="true" text:style-name="L20">
        <text:list-item>
          <text:list>
            <text:list-item>
              <text:p text:style-name="P38"><text:span text:style-name="T15">Create “destination folder” = </text:span><text:span text:style-name="T12">append + j</text:span></text:p>
            </text:list-item>
            <text:list-item>
              <text:p text:style-name="P40"><text:span text:style-name="T8">Set BlackHawk filename to BH_launcher directory + </text:span><text:span text:style-name="T12">destination folder</text:span></text:p>
            </text:list-item>
            <text:list-item>
              <text:p text:style-name="P40"><text:span text:style-name="T8">Set Isatis filepath to </text:span><text:span text:style-name="T11">BlackHawk path + “results/” + </text:span><text:span text:style-name="T14">destination folder</text:span></text:p>
              <text:list>
                <text:list-item>
                  <text:p text:style-name="P41"><text:span text:style-name="T8">If this directory does not exist, make it using os.makedirs</text:span></text:p>
                  <text:p text:style-name="P41"><text:span text:style-name="T8"/></text:p>
                </text:list-item>
              </text:list>
            </text:list-item>
          </text:list>
        </text:list-item>
        <text:list-item>
          <text:p text:style-name="P42"><text:span text:style-name="T8">Set BlackHawk parameter values</text:span></text:p>
          <text:list>
            <text:list-item>
              <text:p text:style-name="P42"><text:s text:c="5"/><text:span text:style-name="T18"><text:s text:c="3"/>parameters_BlackHawk[0][1] = destination_folder + "\t\t\t\t\t\t\t\t\t\t" <text:s/></text:span></text:p>
              <text:p text:style-name="P42"><text:span text:style-name="T18"># name of the output folder in results</text:span></text:p>
            </text:list-item>
            <text:list-item>
              <text:p text:style-name="P27"><text:s text:c="8"/>parameters_BlackHawk[4][1] = "{:.0f}\t\t\t\t\t\t\t\t\t\t".format(BH_number) </text:p>
            </text:list-item>
          </text:list>
        </text:list-item>
      </text:list>
      <text:p text:style-name="P29"/>
      <text:list xml:id="list155257868274476" text:continue-numbering="true" text:style-name="L20">
        <text:list-item>
          <text:list>
            <text:list-item>
              <text:p text:style-name="P27"><text:s text:c="8"/>if log_normal:</text:p>
              <text:list>
                <text:list-item>
                  <text:p text:style-name="P27">parameters_BlackHawk[15][1] = "1\t\t\t\t\t\t\t\t\t\t"</text:p>
                  <text:p text:style-name="P27"># number of BH masses (should be the number of tabulated masses if spectrum_choice=5)</text:p>
                </text:list-item>
                <text:list-item>
                  <text:p text:style-name="P27">parameters_BlackHawk[5][1] = "{:.5e}\t\t\t\t\t\t\t\t\t\t".format(m_lower_LN[i] * m_c)</text:p>
                  <text:p text:style-name="P27"># lowest BH mass in g (larger than the Planck mass)</text:p>
                </text:list-item>
                <text:list-item>
                  <text:p text:style-name="P27">parameters_BlackHawk[6][1] = "{:.5e}\t\t\t\t\t\t\t\t\t\t".format(m_upper_LN[i] * m_c)</text:p>
                  <text:p text:style-name="P36"><text:span text:style-name="T19"># highest BH mass in g (larger than the Planck mass)</text:span></text:p>
                </text:list-item>
                <text:list-item>
                  <text:p text:style-name="P27"><text:s/>parameters_BlackHawk[19][1] = "{:.3f}\t\t\t\t\t\t\t\t\t\t".format(sigmas_LN[i])</text:p>
                  <text:p text:style-name="P27"># dimensionless variance of the log-normal distribution </text:p>
                </text:list-item>
                <text:list-item>
                  <text:p text:style-name="P27"><text:s/>parameters_BlackHawk[20][1] = "{:.5e}\t\t\t\t\t\t\t\t\t\t".format(m_c)</text:p>
                  <text:p text:style-name="P27"># characteristic mass of the log-normal distribution in g</text:p>
                  <text:p text:style-name="P27"/>
                </text:list-item>
              </text:list>
            </text:list-item>
            <text:list-item>
              <text:p text:style-name="P27"><text:s text:c="8"/>if SLN_bool:</text:p>
              <text:list>
                <text:list-item>
                  <text:p text:style-name="P27"><text:s text:c="12"/>parameters_BlackHawk[5][1] = "{:.5e}\t\t\t\t\t\t\t\t\t\t".format(m_lower_SLN[i] * m_c)</text:p>
                  <text:p text:style-name="P27"><text:soft-page-break/># lowest BH mass in g (larger than the Planck mass)</text:p>
                </text:list-item>
                <text:list-item>
                  <text:p text:style-name="P27"><text:s text:c="12"/>parameters_BlackHawk[6][1] = "{:.5e}\t\t\t\t\t\t\t\t\t\t".format(m_upper_SLN[i] * m_c)</text:p>
                  <text:p text:style-name="P27"># highest BH mass in g (larger than the Planck mass)</text:p>
                </text:list-item>
                <text:list-item>
                  <text:p text:style-name="P27"><text:s text:c="12"/>parameters_BlackHawk[28][1] = append + "_{:.0f}.txt".format(j)</text:p>
                  <text:p text:style-name="P27"># table containing the User's BH distribution</text:p>
                  <text:p text:style-name="P27"/>
                </text:list-item>
              </text:list>
            </text:list-item>
            <text:list-item>
              <text:p text:style-name="P27"><text:s text:c="8"/>if CC3_bool:</text:p>
              <text:list>
                <text:list-item>
                  <text:p text:style-name="P27"><text:s text:c="12"/>parameters_BlackHawk[5][1] = "{:.5e}\t\t\t\t\t\t\t\t\t\t".format(m_lower_CC3[i] * m_c)</text:p>
                  <text:p text:style-name="P27"># lowest BH mass in g (larger than the Planck mass)</text:p>
                </text:list-item>
                <text:list-item>
                  <text:p text:style-name="P27"><text:s text:c="12"/>parameters_BlackHawk[6][1] = "{:.5e}\t\t\t\t\t\t\t\t\t\t".format(m_upper_CC3[i] * m_c)</text:p>
                  <text:p text:style-name="P27"># highest BH mass in g (larger than the Planck mass)</text:p>
                </text:list-item>
                <text:list-item>
                  <text:p text:style-name="P27"><text:s text:c="12"/>parameters_BlackHawk[28][1] = append + "_{:.0f}.txt".format(j)</text:p>
                  <text:p text:style-name="P27"># table containing the User's BH distribution</text:p>
                  <text:p text:style-name="P27"/>
                </text:list-item>
              </text:list>
            </text:list-item>
            <text:list-item>
              <text:p text:style-name="P28"><text:s text:c="8"/>parameters_BlackHawk[34][1] = "{:.0f}\t\t\t\t\t\t\t\t\t\t".format(E_number)</text:p>
            </text:list-item>
            <text:list-item>
              <text:p text:style-name="P28"><text:span text:style-name="T21"># number of primary particles energies to be simulated</text:span></text:p>
            </text:list-item>
            <text:list-item>
              <text:p text:style-name="P27"><text:s text:c="8"/>parameters_BlackHawk[35][1] = "{:.5e}\t\t\t\t\t\t\t\t\t\t".format(E_min)</text:p>
              <text:p text:style-name="P27"># minimal energy in GeV of the primary particles</text:p>
            </text:list-item>
            <text:list-item>
              <text:p text:style-name="P27"><text:s text:c="8"/>parameters_BlackHawk[36][1] = "{:.5e}\t\t\t\t\t\t\t\t\t\t".format(E_max)</text:p>
              <text:p text:style-name="P27"># maximal energy in GeV of the primary particles</text:p>
            </text:list-item>
            <text:list-item>
              <text:p text:style-name="P28"><text:s text:c="8"/>parameters_BlackHawk[-1][1] = "3\t\t\t\t\t\t\t\t\t\t"</text:p>
              <text:p text:style-name="P28"><text:span text:style-name="T21"># 0=PYTHIA at the BBN epoch, 1=HERWIG at the BBN epoch, 2=PYTHIA (new) at the present epoch, 3=HAZMA at the present epoch</text:span></text:p>
              <text:p text:style-name="P28"/>
            </text:list-item>
          </text:list>
        </text:list-item>
        <text:list-item>
          <text:p text:style-name="P19">Save BlackHawk parameters file.</text:p>
          <text:p text:style-name="P19"><text:span text:style-name="T18">np.savetxt(Isatis_path + filename_BlackHawk, parameters_BlackHawk, fmt="%s", delimiter = " = ")</text:span></text:p>
          <text:p text:style-name="P19"><text:span text:style-name="T18"/></text:p>
        </text:list-item>
        <text:list-item>
          <text:p text:style-name="P19">Run BlackHawk</text:p>
          <text:p text:style-name="P19"><text:span text:style-name="T18"><text:s/>os.chdir(BlackHawk_path)</text:span></text:p>
          <text:p text:style-name="P28">command = "./BlackHawk_inst.x " + "scripts/Isatis/BH_launcher/" + destination_folder + ".txt&lt;input.txt"</text:p>
          <text:p text:style-name="P28">os.system(command)</text:p>
          <text:p text:style-name="P28"/>
        </text:list-item>
        <text:list-item>
          <text:p text:style-name="P30"><text:span text:style-name="T1">Save runs file</text:span></text:p>
          <text:p text:style-name="P30">np.savetxt(BlackHawk_path + "scripts/Isatis/BH_launcher/runs_GC_%s.txt" % runs_filename, runs_file_content, fmt="%s")</text:p>
          <text:p text:style-name="P28"><text:span text:style-name="T1"/></text:p>
        </text:list-item>
        <text:list-item>
          <text:p text:style-name="P28"><text:span text:style-name="T1">Run Isatis</text:span></text:p>
          <text:p text:style-name="P28">os.chdir("./scripts/Isatis")</text:p>
          <text:p text:style-name="P28">command = "./Isatis.x %s %s" % (filename_parameters_Isatis, filename_BlackHawk)</text:p>
          <text:p text:style-name="P28">os.system(command)</text:p>
        </text:list-item>
      </text:list>
      <text:p text:style-name="P31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4:07:48.646581712</meta:creation-date>
    <dc:date>2023-03-10T15:52:56.158391887</dc:date>
    <meta:editing-duration>PT15H24M27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3" meta:paragraph-count="117" meta:word-count="822" meta:character-count="6497" meta:non-whitespace-character-count="5602"/>
  </office:meta>
</office:document-meta>
</file>